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9-1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2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4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9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34171428571" calcext:value-type="float">
            <text:p>7.8503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157275" calcext:value-type="float">
            <text:p>8.0115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968" calcext:value-type="float">
            <text:p>8.2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04375" calcext:value-type="float">
            <text:p>8.3510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20696774193" calcext:value-type="float">
            <text:p>8.44020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115561290323" calcext:value-type="float">
            <text:p>8.3611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49025" calcext:value-type="float">
            <text:p>8.1134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51303225807" calcext:value-type="float">
            <text:p>7.9885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405425" calcext:value-type="float">
            <text:p>8.0540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50008" calcext:value-type="float">
            <text:p>7.8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022" calcext:value-type="float">
            <text:p>7.79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511420689655" calcext:value-type="float">
            <text:p>7.99511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87741935484" calcext:value-type="float">
            <text:p>8.3598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059" calcext:value-type="float">
            <text:p>8.53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9304" calcext:value-type="float">
            <text:p>8.8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94525" calcext:value-type="float">
            <text:p>9.086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7984" calcext:value-type="float">
            <text:p>8.72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16903225807" calcext:value-type="float">
            <text:p>8.6651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858725" calcext:value-type="float">
            <text:p>8.508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28490322581" calcext:value-type="float">
            <text:p>8.1542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48464516129" calcext:value-type="float">
            <text:p>7.6384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45909677419" calcext:value-type="float">
            <text:p>7.323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33496774194" calcext:value-type="float">
            <text:p>7.1783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165228571429" calcext:value-type="float">
            <text:p>7.3416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76628571429" calcext:value-type="float">
            <text:p>7.4917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36593548387" calcext:value-type="float">
            <text:p>7.733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19664516129" calcext:value-type="float">
            <text:p>8.001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64283870968" calcext:value-type="float">
            <text:p>8.203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5368" calcext:value-type="float">
            <text:p>8.07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931122580645" calcext:value-type="float">
            <text:p>7.9593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23251612903" calcext:value-type="float">
            <text:p>7.9932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21264516129" calcext:value-type="float">
            <text:p>7.7482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29058064516" calcext:value-type="float">
            <text:p>7.8432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65935483871" calcext:value-type="float">
            <text:p>7.6106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89238709677" calcext:value-type="float">
            <text:p>7.6438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08228571429" calcext:value-type="float">
            <text:p>7.6070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60926315789" calcext:value-type="float">
            <text:p>8.2636092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3264" calcext:value-type="float">
            <text:p>8.2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40077419355" calcext:value-type="float">
            <text:p>8.4054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22787096774" calcext:value-type="float">
            <text:p>8.386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2912" calcext:value-type="float">
            <text:p>8.45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3405" calcext:value-type="float">
            <text:p>8.439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08904" calcext:value-type="float">
            <text:p>8.1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830369230769" calcext:value-type="float">
            <text:p>7.99830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48976" calcext:value-type="float">
            <text:p>8.65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0845" calcext:value-type="float">
            <text:p>8.6770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5448" calcext:value-type="float">
            <text:p>8.7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11767741935" calcext:value-type="float">
            <text:p>8.5861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9515" calcext:value-type="float">
            <text:p>7.9939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292" calcext:value-type="float">
            <text:p>7.54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45511111111" calcext:value-type="float">
            <text:p>7.59245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78181818182" calcext:value-type="float">
            <text:p>7.25978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919503448276" calcext:value-type="float">
            <text:p>7.24919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8665" calcext:value-type="float">
            <text:p>7.6948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5948" calcext:value-type="float">
            <text:p>7.9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54890322581" calcext:value-type="float">
            <text:p>7.9805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42632258065" calcext:value-type="float">
            <text:p>7.9584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01150967742" calcext:value-type="float">
            <text:p>8.0001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26864516129" calcext:value-type="float">
            <text:p>7.815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41058064516" calcext:value-type="float">
            <text:p>7.660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08129032258" calcext:value-type="float">
            <text:p>7.410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22" calcext:value-type="float">
            <text:p>7.34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356" calcext:value-type="float">
            <text:p>7.4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90942857143" calcext:value-type="float">
            <text:p>7.6029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503" calcext:value-type="float">
            <text:p>7.834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438916129032" calcext:value-type="float">
            <text:p>8.0543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98632258065" calcext:value-type="float">
            <text:p>8.2479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822941935484" calcext:value-type="float">
            <text:p>8.1282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3872" calcext:value-type="float">
            <text:p>8.2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603" calcext:value-type="float">
            <text:p>7.872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09832258065" calcext:value-type="float">
            <text:p>7.6200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84968" calcext:value-type="float">
            <text:p>7.37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19625" calcext:value-type="float">
            <text:p>7.285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14967741935" calcext:value-type="float">
            <text:p>7.3181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209020689655" calcext:value-type="float">
            <text:p>7.42209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22503225807" calcext:value-type="float">
            <text:p>7.5892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82875" calcext:value-type="float">
            <text:p>7.7738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8112" calcext:value-type="float">
            <text:p>8.0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90632258065" calcext:value-type="float">
            <text:p>7.9889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16376" calcext:value-type="float">
            <text:p>7.97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10580645161" calcext:value-type="float">
            <text:p>8.024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638" calcext:value-type="float">
            <text:p>8.15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56448" calcext:value-type="float">
            <text:p>8.4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55775" calcext:value-type="float">
            <text:p>8.2725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2952" calcext:value-type="float">
            <text:p>8.10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17212903226" calcext:value-type="float">
            <text:p>8.1491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40142857143" calcext:value-type="float">
            <text:p>8.4914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4524" calcext:value-type="float">
            <text:p>8.7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557316129032" calcext:value-type="float">
            <text:p>9.1455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0528" calcext:value-type="float">
            <text:p>9.4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3776" calcext:value-type="float">
            <text:p>9.3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252438709677" calcext:value-type="float">
            <text:p>9.6525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15425" calcext:value-type="float">
            <text:p>9.616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7224" calcext:value-type="float">
            <text:p>9.25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2205" calcext:value-type="float">
            <text:p>9.384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04112" calcext:value-type="float">
            <text:p>9.03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453775" calcext:value-type="float">
            <text:p>8.874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975034482759" calcext:value-type="float">
            <text:p>9.1697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7647" calcext:value-type="float">
            <text:p>9.36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45032258065" calcext:value-type="float">
            <text:p>9.6744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9992" calcext:value-type="float">
            <text:p>9.92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11725" calcext:value-type="float">
            <text:p>10.0821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86944" calcext:value-type="float">
            <text:p>10.17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37065" calcext:value-type="float">
            <text:p>9.8437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185909677419" calcext:value-type="float">
            <text:p>9.761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03303225807" calcext:value-type="float">
            <text:p>9.4820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10787096774" calcext:value-type="float">
            <text:p>8.5691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4624" calcext:value-type="float">
            <text:p>8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2705" calcext:value-type="float">
            <text:p>8.2602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0655" calcext:value-type="float">
            <text:p>8.525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26038709678" calcext:value-type="float">
            <text:p>8.68326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06864516129" calcext:value-type="float">
            <text:p>8.882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84129032258" calcext:value-type="float">
            <text:p>8.9188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66735483871" calcext:value-type="float">
            <text:p>8.817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463690322581" calcext:value-type="float">
            <text:p>8.6846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526193548387" calcext:value-type="float">
            <text:p>8.425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878477419355" calcext:value-type="float">
            <text:p>8.0487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642425" calcext:value-type="float">
            <text:p>7.9664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2616" calcext:value-type="float">
            <text:p>7.75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91125" calcext:value-type="float">
            <text:p>7.6719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347885714286" calcext:value-type="float">
            <text:p>7.9134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173" calcext:value-type="float">
            <text:p>8.242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74736" calcext:value-type="float">
            <text:p>8.4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67062068966" calcext:value-type="float">
            <text:p>8.7026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960490322581" calcext:value-type="float">
            <text:p>8.8096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14735483871" calcext:value-type="float">
            <text:p>8.8481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28722580645" calcext:value-type="float">
            <text:p>8.910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1793" calcext:value-type="float">
            <text:p>9.011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94896" calcext:value-type="float">
            <text:p>8.81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89431578948" calcext:value-type="float">
            <text:p>8.8598943157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470285714286" calcext:value-type="float">
            <text:p>9.3247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818090322581" calcext:value-type="float">
            <text:p>9.6081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0368" calcext:value-type="float">
            <text:p>9.92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462" calcext:value-type="float">
            <text:p>10.2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92" calcext:value-type="float">
            <text:p>10.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3294" calcext:value-type="float">
            <text:p>10.35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9419354839" calcext:value-type="float">
            <text:p>10.43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79427096774" calcext:value-type="float">
            <text:p>10.3079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905419354839" calcext:value-type="float">
            <text:p>9.639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1776" calcext:value-type="float">
            <text:p>9.24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99483870968" calcext:value-type="float">
            <text:p>9.114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321765517241" calcext:value-type="float">
            <text:p>9.24321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73161290323" calcext:value-type="float">
            <text:p>9.540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258193548387" calcext:value-type="float">
            <text:p>9.842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69367741935" calcext:value-type="float">
            <text:p>10.026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60516129032" calcext:value-type="float">
            <text:p>10.19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02214193548" calcext:value-type="float">
            <text:p>10.350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38650322581" calcext:value-type="float">
            <text:p>10.423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67860645161" calcext:value-type="float">
            <text:p>10.246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16992" calcext:value-type="float">
            <text:p>10.19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163975" calcext:value-type="float">
            <text:p>10.0716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3928" calcext:value-type="float">
            <text:p>9.34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2785" calcext:value-type="float">
            <text:p>8.7052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02114285714" calcext:value-type="float">
            <text:p>8.6600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0350967742" calcext:value-type="float">
            <text:p>8.8840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402322580645" calcext:value-type="float">
            <text:p>9.084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53792" calcext:value-type="float">
            <text:p>9.15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51535483871" calcext:value-type="float">
            <text:p>9.1255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37945" calcext:value-type="float">
            <text:p>9.0237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70" meta:object-count="0"/>
    <meta:user-defined meta:name="AppVersion">3.0</meta:user-defined>
  </office:meta>
</office:document-meta>
</file>